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2cc183020" style:family="table" style:master-page-name="ta-mp-0x7fd2cc183020">
      <style:table-properties table:display="true" style:writing-mode="lr-tb"/>
    </style:style>
    <style:style style:name="ta-0x7fd2cc183210" style:family="table" style:master-page-name="ta-mp-0x7fd2cc183210">
      <style:table-properties table:display="true" style:writing-mode="lr-tb"/>
    </style:style>
    <style:style style:name="ta-0x7fd2cc183400" style:family="table" style:master-page-name="ta-mp-0x7fd2cc183400">
      <style:table-properties table:display="true" style:writing-mode="lr-tb"/>
    </style:style>
    <style:style style:name="ta-0x7fd2cc1835f0" style:family="table" style:master-page-name="ta-mp-0x7fd2cc1835f0">
      <style:table-properties table:display="true" style:writing-mode="lr-tb"/>
    </style:style>
    <style:style style:name="ta-0x7fd2cc1837e0" style:family="table" style:master-page-name="ta-mp-0x7fd2cc1837e0">
      <style:table-properties table:display="true" style:writing-mode="lr-tb"/>
    </style:style>
    <style:style style:name="ta-0x7fd2cc1839d0" style:family="table" style:master-page-name="ta-mp-0x7fd2cc183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2cc1b316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2cc1b329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2cc1b33b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84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60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b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84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73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cf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4e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85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e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07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98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f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3aa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2c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8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84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3e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9b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1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5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a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d2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63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c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76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f7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5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84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0a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66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4e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1c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7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9e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2f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8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b541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4e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a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84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60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bd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3b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73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c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f4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85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e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198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19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7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84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2c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88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0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3e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9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c0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5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a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2cc1e263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01.75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489.75pt" style:use-optimal-column-width="true"/>
    </style:style>
    <style:style style:name="ACOL-7" style:family="table-column">
      <style:table-column-properties style:column-width="204.00pt" style:use-optimal-column-width="true"/>
    </style:style>
    <style:style style:name="ACOL-8" style:family="table-column">
      <style:table-column-properties style:column-width="80.25pt" style:use-optimal-column-width="true"/>
    </style:style>
    <style:style style:name="ACOL-9" style:family="table-column">
      <style:table-column-properties style:column-width="99.75pt" style:use-optimal-column-width="true"/>
    </style:style>
    <style:style style:name="ACOL-10" style:family="table-column">
      <style:table-column-properties style:column-width="432.75pt" style:use-optimal-column-width="true"/>
    </style:style>
    <style:style style:name="ACOL-11" style:family="table-column">
      <style:table-column-properties style:column-width="88.50pt" style:use-optimal-column-width="true"/>
    </style:style>
    <style:style style:name="ACOL-12" style:family="table-column">
      <style:table-column-properties style:column-width="360.00pt" style:use-optimal-column-width="true"/>
    </style:style>
    <style:style style:name="ACOL-13" style:family="table-column">
      <style:table-column-properties style:column-width="126.75pt" style:use-optimal-column-width="true"/>
    </style:style>
    <style:style style:name="ACOL-14" style:family="table-column">
      <style:table-column-properties style:column-width="15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d2cc183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2cc1b316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2cc1b329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d2cc1b329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d2cc1b3290" office:value-type="string">
            <text:p>verifyAddNewFeatureGroup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d2cc1b33b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d2cc183210" table:print="false">
        <office:forms form:automatic-focus="false" form:apply-design-mode="false">
          <form:form/>
        </office:forms>
        <table:table-column table:default-cell-style-name="ACE-0x7fd2cc184130" table:style-name="ACOL-3"/>
        <table:table-column table:default-cell-style-name="ACE-0x7fd2cc1b34e0" table:style-name="ACOL-4"/>
        <table:table-column table:default-cell-style-name="ACE-0x7fd2cc184130" table:style-name="ACOL-5"/>
        <table:table-column table:default-cell-style-name="ACE-0x7fd2cc184130" table:style-name="ACOL-6"/>
        <table:table-column table:default-cell-style-name="ACE-0x7fd2cc184130" table:style-name="ACOL-7"/>
        <table:table-column table:default-cell-style-name="ACE-0x7fd2cc184130" table:style-name="ACOL-8"/>
        <table:table-column table:default-cell-style-name="ACE-0x7fd2cc184130" table:style-name="ACOL-9"/>
        <table:table-column table:default-cell-style-name="ACE-0x7fd2cc184130" table:style-name="ACOL-10"/>
        <table:table-column table:default-cell-style-name="ACE-0x7fd2cc184130" table:style-name="ACOL-11"/>
        <table:table-column table:default-cell-style-name="ACE-0x7fd2cc184130" table:style-name="ACOL-12"/>
        <table:table-column table:default-cell-style-name="ACE-0x7fd2cc184130" table:style-name="ACOL-13"/>
        <table:table-column table:default-cell-style-name="ACE-0x7fd2cc1b34e0" table:style-name="ACOL-14"/>
        <table:table-column table:default-cell-style-name="ACE-0x7fd2cc184130" table:style-name="ACOL-0" table:number-columns-repeated="116"/>
        <table:table-row table:style-name="AROW-2">
          <table:table-cell table:style-name="ACE-0x7fd2cc1b3608" office:value-type="string">
            <text:p>User Name</text:p>
          </table:table-cell>
          <table:table-cell table:style-name="ACE-0x7fd2cc1b3730" office:value-type="string">
            <text:p>Password</text:p>
          </table:table-cell>
          <table:table-cell table:style-name="ACE-0x7fd2cc1b3858" office:value-type="string">
            <text:p>SearchProduct</text:p>
          </table:table-cell>
          <table:table-cell table:style-name="ACE-0x7fd2cc1b3858" office:value-type="string">
            <text:p>TabPanes</text:p>
          </table:table-cell>
          <table:table-cell table:style-name="ACE-0x7fd2cc1b3980" office:value-type="string">
            <text:p>ProductDetails</text:p>
          </table:table-cell>
          <table:table-cell table:style-name="ACE-0x7fd2cc1b3980" office:value-type="string">
            <text:p>Section</text:p>
          </table:table-cell>
          <table:table-cell table:style-name="ACE-0x7fd2cc1b3980" office:value-type="string">
            <text:p>MandatoryFields</text:p>
          </table:table-cell>
          <table:table-cell table:style-name="ACE-0x7fd2cc1b3858" office:value-type="string">
            <text:p>MandatoryTypes</text:p>
          </table:table-cell>
          <table:table-cell table:style-name="ACE-0x7fd2cc1b3980" office:value-type="string">
            <text:p>NameConvention</text:p>
          </table:table-cell>
          <table:table-cell table:style-name="ACE-0x7fd2cc1b3980" office:value-type="string">
            <text:p>TypeDropDown</text:p>
          </table:table-cell>
          <table:table-cell table:style-name="ACE-0x7fd2cc1b3980" office:value-type="string">
            <text:p>GroupDropDown</text:p>
          </table:table-cell>
          <table:table-cell table:style-name="ACE-0x7fd2cc1b3aa8" office:value-type="string">
            <text:p>CategoryDropDownValue</text:p>
          </table:table-cell>
          <table:table-cell table:number-columns-repeated="116" table:style-name="ACE-0x7fd2cc184130"/>
        </table:table-row>
        <table:table-row table:style-name="AROW-2">
          <table:table-cell table:style-name="ACE-0x7fd2cc1b3bd0" office:value-type="string">
            <text:p>testshopclue@sc.com</text:p>
          </table:table-cell>
          <table:table-cell table:style-name="ACE-0x7fd2cc1b3cf8" office:value-type="string">
            <text:p>123456</text:p>
          </table:table-cell>
          <table:table-cell table:style-name="ACE-0x7fd2cc1b3e20" office:value-type="string">
            <text:p>Lakme</text:p>
          </table:table-cell>
          <table:table-cell table:style-name="ACE-0x7fd2cc1b3f48" office:value-type="string">
            <text:p>Keyword Type|Search Condition|Keyword|Re-direct (to URL)|MIDs Exempted|Substate|Section|Action</text:p>
          </table:table-cell>
          <table:table-cell table:style-name="ACE-0x7fd2cc1b3f48" office:value-type="string">
            <text:p>offers.html?sef_rewrite=1|142879|Active</text:p>
          </table:table-cell>
          <table:table-cell table:style-name="ACE-0x7fd2cc1b3f48" office:value-type="string">
            <text:p>Active|Disabled</text:p>
          </table:table-cell>
          <table:table-cell table:style-name="ACE-0x7fd2cc1b3f48" office:value-type="string">
            <text:p>Name:|Type:|Group:</text:p>
          </table:table-cell>
          <table:table-cell table:style-name="ACE-0x7fd2cc1b3f48" office:value-type="string">
            <text:p>The Name field is mandatory.|The Type field is mandatory.|The Group field is mandatory.</text:p>
          </table:table-cell>
          <table:table-cell table:style-name="ACE-0x7fd2cc1b3f48" office:value-type="string">
            <text:p>Backend|Web</text:p>
          </table:table-cell>
          <table:table-cell table:style-name="ACE-0x7fd2cc1b3f48" office:value-type="string">
            <text:p>Single|Multiple|Text|Number|Extended|Text|Text area|Number|Order Date</text:p>
          </table:table-cell>
          <table:table-cell table:style-name="ACE-0x7fd2cc1b3f48" office:value-type="string">
            <text:p>Collections|Desktop Type</text:p>
          </table:table-cell>
          <table:table-cell table:style-name="ACE-0x7fd2cc1b4070" office:value-type="string">
            <text:p>11115|17525|10159|10173|7068|</text:p>
          </table:table-cell>
          <table:table-cell table:number-columns-repeated="116" table:style-name="ACE-0x7fd2cc18413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d2cc183400" table:print="false">
        <office:forms form:automatic-focus="false" form:apply-design-mode="false">
          <form:form/>
        </office:forms>
        <table:table-column table:default-cell-style-name="ACE-0x7fd2cc184258" table:style-name="ACOL-3"/>
        <table:table-column table:default-cell-style-name="ACE-0x7fd2cc1b4198" table:style-name="ACOL-4"/>
        <table:table-column table:default-cell-style-name="ACE-0x7fd2cc184258" table:style-name="ACOL-5"/>
        <table:table-column table:default-cell-style-name="ACE-0x7fd2cc184258" table:style-name="ACOL-6"/>
        <table:table-column table:default-cell-style-name="ACE-0x7fd2cc184258" table:style-name="ACOL-7"/>
        <table:table-column table:default-cell-style-name="ACE-0x7fd2cc184258" table:style-name="ACOL-8"/>
        <table:table-column table:default-cell-style-name="ACE-0x7fd2cc184258" table:style-name="ACOL-9"/>
        <table:table-column table:default-cell-style-name="ACE-0x7fd2cc184258" table:style-name="ACOL-10"/>
        <table:table-column table:default-cell-style-name="ACE-0x7fd2cc184258" table:style-name="ACOL-11"/>
        <table:table-column table:default-cell-style-name="ACE-0x7fd2cc184258" table:style-name="ACOL-12"/>
        <table:table-column table:default-cell-style-name="ACE-0x7fd2cc184258" table:style-name="ACOL-13"/>
        <table:table-column table:default-cell-style-name="ACE-0x7fd2cc1b4198" table:style-name="ACOL-14"/>
        <table:table-column table:default-cell-style-name="ACE-0x7fd2cc184258" table:style-name="ACOL-0" table:number-columns-repeated="116"/>
        <table:table-row table:style-name="AROW-2">
          <table:table-cell table:style-name="ACE-0x7fd2cc1b42c0" office:value-type="string">
            <text:p>User Name</text:p>
          </table:table-cell>
          <table:table-cell table:style-name="ACE-0x7fd2cc1b43e8" office:value-type="string">
            <text:p>Password</text:p>
          </table:table-cell>
          <table:table-cell table:style-name="ACE-0x7fd2cc1b4510" office:value-type="string">
            <text:p>SearchProduct</text:p>
          </table:table-cell>
          <table:table-cell table:style-name="ACE-0x7fd2cc1b4510" office:value-type="string">
            <text:p>TabPanes</text:p>
          </table:table-cell>
          <table:table-cell table:style-name="ACE-0x7fd2cc1b4638" office:value-type="string">
            <text:p>ProductDetails</text:p>
          </table:table-cell>
          <table:table-cell table:style-name="ACE-0x7fd2cc1b4638" office:value-type="string">
            <text:p>Section</text:p>
          </table:table-cell>
          <table:table-cell table:style-name="ACE-0x7fd2cc1b4638" office:value-type="string">
            <text:p>MandatoryFields</text:p>
          </table:table-cell>
          <table:table-cell table:style-name="ACE-0x7fd2cc1b4510" office:value-type="string">
            <text:p>MandatoryTypes</text:p>
          </table:table-cell>
          <table:table-cell table:style-name="ACE-0x7fd2cc1b4638" office:value-type="string">
            <text:p>NameConvention</text:p>
          </table:table-cell>
          <table:table-cell table:style-name="ACE-0x7fd2cc1b4638" office:value-type="string">
            <text:p>TypeDropDown</text:p>
          </table:table-cell>
          <table:table-cell table:style-name="ACE-0x7fd2cc1b4638" office:value-type="string">
            <text:p>GroupDropDown</text:p>
          </table:table-cell>
          <table:table-cell table:style-name="ACE-0x7fd2cc1b4760" office:value-type="string">
            <text:p>CategoryDropDownValue</text:p>
          </table:table-cell>
          <table:table-cell table:number-columns-repeated="116" table:style-name="ACE-0x7fd2cc184258"/>
        </table:table-row>
        <table:table-row table:style-name="AROW-2">
          <table:table-cell table:style-name="ACE-0x7fd2cc1b4888" office:value-type="string">
            <text:p>testshopclue@sc.com</text:p>
          </table:table-cell>
          <table:table-cell table:style-name="ACE-0x7fd2cc1b49b0" office:value-type="string">
            <text:p>123456</text:p>
          </table:table-cell>
          <table:table-cell table:style-name="ACE-0x7fd2cc1b4ad8" office:value-type="string">
            <text:p>Lakme</text:p>
          </table:table-cell>
          <table:table-cell table:style-name="ACE-0x7fd2cc1b4c00" office:value-type="string">
            <text:p>Keyword Type|Search Condition|Keyword|Re-direct (to URL)|MIDs Exempted|Substate|Section|Action</text:p>
          </table:table-cell>
          <table:table-cell table:style-name="ACE-0x7fd2cc1b4c00" office:value-type="string">
            <text:p>offers.html?sef_rewrite=1|142879|Active</text:p>
          </table:table-cell>
          <table:table-cell table:style-name="ACE-0x7fd2cc1b4c00" office:value-type="string">
            <text:p>Active|Disabled</text:p>
          </table:table-cell>
          <table:table-cell table:style-name="ACE-0x7fd2cc1b4c00" office:value-type="string">
            <text:p>Name:|Type:|Group:</text:p>
          </table:table-cell>
          <table:table-cell table:style-name="ACE-0x7fd2cc1b4c00" office:value-type="string">
            <text:p>The Name field is mandatory.|The Type field is mandatory.|The Group field is mandatory.</text:p>
          </table:table-cell>
          <table:table-cell table:style-name="ACE-0x7fd2cc1b4c00" office:value-type="string">
            <text:p>Backend|Web</text:p>
          </table:table-cell>
          <table:table-cell table:style-name="ACE-0x7fd2cc1b4c00" office:value-type="string">
            <text:p>Single|Multiple|Text|Number|Extended|Text|Text area|Number|Order Date</text:p>
          </table:table-cell>
          <table:table-cell table:style-name="ACE-0x7fd2cc1b4c00" office:value-type="string">
            <text:p>Collections|Desktop Type</text:p>
          </table:table-cell>
          <table:table-cell table:style-name="ACE-0x7fd2cc1b4d28" office:value-type="string">
            <text:p>11115|17525|10159|10173|7068|</text:p>
          </table:table-cell>
          <table:table-cell table:number-columns-repeated="116" table:style-name="ACE-0x7fd2cc18425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d2cc1835f0" table:print="false">
        <office:forms form:automatic-focus="false" form:apply-design-mode="false">
          <form:form/>
        </office:forms>
        <table:table-column table:default-cell-style-name="ACE-0x7fd2cc184380" table:style-name="ACOL-3"/>
        <table:table-column table:default-cell-style-name="ACE-0x7fd2cc1b4e50" table:style-name="ACOL-4"/>
        <table:table-column table:default-cell-style-name="ACE-0x7fd2cc184380" table:style-name="ACOL-5"/>
        <table:table-column table:default-cell-style-name="ACE-0x7fd2cc184380" table:style-name="ACOL-6"/>
        <table:table-column table:default-cell-style-name="ACE-0x7fd2cc184380" table:style-name="ACOL-7"/>
        <table:table-column table:default-cell-style-name="ACE-0x7fd2cc184380" table:style-name="ACOL-8"/>
        <table:table-column table:default-cell-style-name="ACE-0x7fd2cc184380" table:style-name="ACOL-9"/>
        <table:table-column table:default-cell-style-name="ACE-0x7fd2cc184380" table:style-name="ACOL-10"/>
        <table:table-column table:default-cell-style-name="ACE-0x7fd2cc184380" table:style-name="ACOL-11"/>
        <table:table-column table:default-cell-style-name="ACE-0x7fd2cc184380" table:style-name="ACOL-12"/>
        <table:table-column table:default-cell-style-name="ACE-0x7fd2cc184380" table:style-name="ACOL-13"/>
        <table:table-column table:default-cell-style-name="ACE-0x7fd2cc1b4e50" table:style-name="ACOL-14"/>
        <table:table-column table:default-cell-style-name="ACE-0x7fd2cc184380" table:style-name="ACOL-0" table:number-columns-repeated="116"/>
        <table:table-row table:style-name="AROW-2">
          <table:table-cell table:style-name="ACE-0x7fd2cc1b4f78" office:value-type="string">
            <text:p>User Name</text:p>
          </table:table-cell>
          <table:table-cell table:style-name="ACE-0x7fd2cc1b50a0" office:value-type="string">
            <text:p>Password</text:p>
          </table:table-cell>
          <table:table-cell table:style-name="ACE-0x7fd2cc1b51c8" office:value-type="string">
            <text:p>SearchProduct</text:p>
          </table:table-cell>
          <table:table-cell table:style-name="ACE-0x7fd2cc1b51c8" office:value-type="string">
            <text:p>TabPanes</text:p>
          </table:table-cell>
          <table:table-cell table:style-name="ACE-0x7fd2cc1b52f0" office:value-type="string">
            <text:p>ProductDetails</text:p>
          </table:table-cell>
          <table:table-cell table:style-name="ACE-0x7fd2cc1b52f0" office:value-type="string">
            <text:p>Section</text:p>
          </table:table-cell>
          <table:table-cell table:style-name="ACE-0x7fd2cc1b52f0" office:value-type="string">
            <text:p>MandatoryFields</text:p>
          </table:table-cell>
          <table:table-cell table:style-name="ACE-0x7fd2cc1b51c8" office:value-type="string">
            <text:p>MandatoryTypes</text:p>
          </table:table-cell>
          <table:table-cell table:style-name="ACE-0x7fd2cc1b52f0" office:value-type="string">
            <text:p>NameConvention</text:p>
          </table:table-cell>
          <table:table-cell table:style-name="ACE-0x7fd2cc1b52f0" office:value-type="string">
            <text:p>TypeDropDown</text:p>
          </table:table-cell>
          <table:table-cell table:style-name="ACE-0x7fd2cc1b52f0" office:value-type="string">
            <text:p>GroupDropDown</text:p>
          </table:table-cell>
          <table:table-cell table:style-name="ACE-0x7fd2cc1b5418" office:value-type="string">
            <text:p>CategoryDropDownValue</text:p>
          </table:table-cell>
          <table:table-cell table:number-columns-repeated="116" table:style-name="ACE-0x7fd2cc184380"/>
        </table:table-row>
        <table:table-row table:style-name="AROW-2">
          <table:table-cell table:style-name="ACE-0x7fd2cc1b5540" office:value-type="string">
            <text:p>testshopclue@sc.com</text:p>
          </table:table-cell>
          <table:table-cell table:style-name="ACE-0x7fd2cc1b5668" office:value-type="string">
            <text:p>123456</text:p>
          </table:table-cell>
          <table:table-cell table:style-name="ACE-0x7fd2cc1b5790" office:value-type="string">
            <text:p>Lakme</text:p>
          </table:table-cell>
          <table:table-cell table:style-name="ACE-0x7fd2cc1b58b8" office:value-type="string">
            <text:p>Keyword Type|Search Condition|Keyword|Re-direct (to URL)|MIDs Exempted|Substate|Section|Action</text:p>
          </table:table-cell>
          <table:table-cell table:style-name="ACE-0x7fd2cc1b58b8" office:value-type="string">
            <text:p>offers.html?sef_rewrite=1|142879|Active</text:p>
          </table:table-cell>
          <table:table-cell table:style-name="ACE-0x7fd2cc1b58b8" office:value-type="string">
            <text:p>Active|Disabled</text:p>
          </table:table-cell>
          <table:table-cell table:style-name="ACE-0x7fd2cc1b58b8" office:value-type="string">
            <text:p>Name:|Type:|Group:</text:p>
          </table:table-cell>
          <table:table-cell table:style-name="ACE-0x7fd2cc1b58b8" office:value-type="string">
            <text:p>The Name field is mandatory.|The Type field is mandatory.|The Group field is mandatory.</text:p>
          </table:table-cell>
          <table:table-cell table:style-name="ACE-0x7fd2cc1b58b8" office:value-type="string">
            <text:p>Backend|Web</text:p>
          </table:table-cell>
          <table:table-cell table:style-name="ACE-0x7fd2cc1b58b8" office:value-type="string">
            <text:p>Single|Multiple|Text|Number|Extended|Text|Text area|Number|Order Date</text:p>
          </table:table-cell>
          <table:table-cell table:style-name="ACE-0x7fd2cc1b58b8" office:value-type="string">
            <text:p>Collections|Desktop Type</text:p>
          </table:table-cell>
          <table:table-cell table:style-name="ACE-0x7fd2cc1b59e0" office:value-type="string">
            <text:p>11115|17525|10159|10173|7068|</text:p>
          </table:table-cell>
          <table:table-cell table:number-columns-repeated="116" table:style-name="ACE-0x7fd2cc18438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d2cc1837e0" table:print="false">
        <office:forms form:automatic-focus="false" form:apply-design-mode="false">
          <form:form/>
        </office:forms>
        <table:table-column table:default-cell-style-name="ACE-0x7fd2cc1844a8" table:style-name="ACOL-3"/>
        <table:table-column table:default-cell-style-name="ACE-0x7fd2cc1e13b8" table:style-name="ACOL-4"/>
        <table:table-column table:default-cell-style-name="ACE-0x7fd2cc1844a8" table:style-name="ACOL-5"/>
        <table:table-column table:default-cell-style-name="ACE-0x7fd2cc1844a8" table:style-name="ACOL-6"/>
        <table:table-column table:default-cell-style-name="ACE-0x7fd2cc1844a8" table:style-name="ACOL-7"/>
        <table:table-column table:default-cell-style-name="ACE-0x7fd2cc1844a8" table:style-name="ACOL-8"/>
        <table:table-column table:default-cell-style-name="ACE-0x7fd2cc1844a8" table:style-name="ACOL-9"/>
        <table:table-column table:default-cell-style-name="ACE-0x7fd2cc1844a8" table:style-name="ACOL-10"/>
        <table:table-column table:default-cell-style-name="ACE-0x7fd2cc1844a8" table:style-name="ACOL-11"/>
        <table:table-column table:default-cell-style-name="ACE-0x7fd2cc1844a8" table:style-name="ACOL-12"/>
        <table:table-column table:default-cell-style-name="ACE-0x7fd2cc1844a8" table:style-name="ACOL-13"/>
        <table:table-column table:default-cell-style-name="ACE-0x7fd2cc1e13b8" table:style-name="ACOL-14"/>
        <table:table-column table:default-cell-style-name="ACE-0x7fd2cc1844a8" table:style-name="ACOL-0" table:number-columns-repeated="116"/>
        <table:table-row table:style-name="AROW-2">
          <table:table-cell table:style-name="ACE-0x7fd2cc1e14e0" office:value-type="string">
            <text:p>User Name</text:p>
          </table:table-cell>
          <table:table-cell table:style-name="ACE-0x7fd2cc1e1608" office:value-type="string">
            <text:p>Password</text:p>
          </table:table-cell>
          <table:table-cell table:style-name="ACE-0x7fd2cc1e1730" office:value-type="string">
            <text:p>SearchProduct</text:p>
          </table:table-cell>
          <table:table-cell table:style-name="ACE-0x7fd2cc1e1730" office:value-type="string">
            <text:p>TabPanes</text:p>
          </table:table-cell>
          <table:table-cell table:style-name="ACE-0x7fd2cc1e1858" office:value-type="string">
            <text:p>ProductDetails</text:p>
          </table:table-cell>
          <table:table-cell table:style-name="ACE-0x7fd2cc1e1858" office:value-type="string">
            <text:p>Section</text:p>
          </table:table-cell>
          <table:table-cell table:style-name="ACE-0x7fd2cc1e1858" office:value-type="string">
            <text:p>MandatoryFields</text:p>
          </table:table-cell>
          <table:table-cell table:style-name="ACE-0x7fd2cc1e1730" office:value-type="string">
            <text:p>MandatoryTypes</text:p>
          </table:table-cell>
          <table:table-cell table:style-name="ACE-0x7fd2cc1e1858" office:value-type="string">
            <text:p>NameConvention</text:p>
          </table:table-cell>
          <table:table-cell table:style-name="ACE-0x7fd2cc1e1858" office:value-type="string">
            <text:p>TypeDropDown</text:p>
          </table:table-cell>
          <table:table-cell table:style-name="ACE-0x7fd2cc1e1858" office:value-type="string">
            <text:p>GroupDropDown</text:p>
          </table:table-cell>
          <table:table-cell table:style-name="ACE-0x7fd2cc1e1980" office:value-type="string">
            <text:p>CategoryDropDownValue</text:p>
          </table:table-cell>
          <table:table-cell table:number-columns-repeated="116" table:style-name="ACE-0x7fd2cc1844a8"/>
        </table:table-row>
        <table:table-row table:style-name="AROW-2">
          <table:table-cell table:style-name="ACE-0x7fd2cc1e1aa8" office:value-type="string">
            <text:p>testshopclue@sc.com</text:p>
          </table:table-cell>
          <table:table-cell table:style-name="ACE-0x7fd2cc1e1bd0" office:value-type="string">
            <text:p>123456</text:p>
          </table:table-cell>
          <table:table-cell table:style-name="ACE-0x7fd2cc1e1cf8" office:value-type="string">
            <text:p>Lakme</text:p>
          </table:table-cell>
          <table:table-cell table:style-name="ACE-0x7fd2cc1e1e20" office:value-type="string">
            <text:p>Keyword Type|Search Condition|Keyword|Re-direct (to URL)|MIDs Exempted|Substate|Section|Action</text:p>
          </table:table-cell>
          <table:table-cell table:style-name="ACE-0x7fd2cc1e1e20" office:value-type="string">
            <text:p>offers.html?sef_rewrite=1|142879|Active</text:p>
          </table:table-cell>
          <table:table-cell table:style-name="ACE-0x7fd2cc1e1e20" office:value-type="string">
            <text:p>Active|Disabled</text:p>
          </table:table-cell>
          <table:table-cell table:style-name="ACE-0x7fd2cc1e1e20" office:value-type="string">
            <text:p>Name:|Type:|Group:</text:p>
          </table:table-cell>
          <table:table-cell table:style-name="ACE-0x7fd2cc1e1e20" office:value-type="string">
            <text:p>The Name field is mandatory.|The Type field is mandatory.|The Group field is mandatory.</text:p>
          </table:table-cell>
          <table:table-cell table:style-name="ACE-0x7fd2cc1e1e20" office:value-type="string">
            <text:p>Backend|Web</text:p>
          </table:table-cell>
          <table:table-cell table:style-name="ACE-0x7fd2cc1e1e20" office:value-type="string">
            <text:p>Single|Multiple|Text|Number|Extended|Text|Text area|Number|Order Date</text:p>
          </table:table-cell>
          <table:table-cell table:style-name="ACE-0x7fd2cc1e1e20" office:value-type="string">
            <text:p>Collections|Desktop Type</text:p>
          </table:table-cell>
          <table:table-cell table:style-name="ACE-0x7fd2cc1e1f48" office:value-type="string">
            <text:p>11115|17525|10159|10173|7068|</text:p>
          </table:table-cell>
          <table:table-cell table:number-columns-repeated="116" table:style-name="ACE-0x7fd2cc1844a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d2cc1839d0" table:print="false">
        <office:forms form:automatic-focus="false" form:apply-design-mode="false">
          <form:form/>
        </office:forms>
        <table:table-column table:default-cell-style-name="ACE-0x7fd2cc1845d0" table:style-name="ACOL-3"/>
        <table:table-column table:default-cell-style-name="ACE-0x7fd2cc1e2070" table:style-name="ACOL-4"/>
        <table:table-column table:default-cell-style-name="ACE-0x7fd2cc1845d0" table:style-name="ACOL-5"/>
        <table:table-column table:default-cell-style-name="ACE-0x7fd2cc1845d0" table:style-name="ACOL-6"/>
        <table:table-column table:default-cell-style-name="ACE-0x7fd2cc1845d0" table:style-name="ACOL-7"/>
        <table:table-column table:default-cell-style-name="ACE-0x7fd2cc1845d0" table:style-name="ACOL-8"/>
        <table:table-column table:default-cell-style-name="ACE-0x7fd2cc1845d0" table:style-name="ACOL-9"/>
        <table:table-column table:default-cell-style-name="ACE-0x7fd2cc1845d0" table:style-name="ACOL-10"/>
        <table:table-column table:default-cell-style-name="ACE-0x7fd2cc1845d0" table:style-name="ACOL-11"/>
        <table:table-column table:default-cell-style-name="ACE-0x7fd2cc1845d0" table:style-name="ACOL-12"/>
        <table:table-column table:default-cell-style-name="ACE-0x7fd2cc1845d0" table:style-name="ACOL-13"/>
        <table:table-column table:default-cell-style-name="ACE-0x7fd2cc1e2070" table:style-name="ACOL-14"/>
        <table:table-column table:default-cell-style-name="ACE-0x7fd2cc1845d0" table:style-name="ACOL-0" table:number-columns-repeated="116"/>
        <table:table-row table:style-name="AROW-2">
          <table:table-cell table:style-name="ACE-0x7fd2cc1e2198" office:value-type="string">
            <text:p>User Name</text:p>
          </table:table-cell>
          <table:table-cell table:style-name="ACE-0x7fd2cc1e22c0" office:value-type="string">
            <text:p>Password</text:p>
          </table:table-cell>
          <table:table-cell table:style-name="ACE-0x7fd2cc1e23e8" office:value-type="string">
            <text:p>SearchProduct</text:p>
          </table:table-cell>
          <table:table-cell table:style-name="ACE-0x7fd2cc1e23e8" office:value-type="string">
            <text:p>TabPanes</text:p>
          </table:table-cell>
          <table:table-cell table:style-name="ACE-0x7fd2cc1e2510" office:value-type="string">
            <text:p>ProductDetails</text:p>
          </table:table-cell>
          <table:table-cell table:style-name="ACE-0x7fd2cc1e2510" office:value-type="string">
            <text:p>Section</text:p>
          </table:table-cell>
          <table:table-cell table:style-name="ACE-0x7fd2cc1e2510" office:value-type="string">
            <text:p>MandatoryFields</text:p>
          </table:table-cell>
          <table:table-cell table:style-name="ACE-0x7fd2cc1e23e8" office:value-type="string">
            <text:p>MandatoryTypes</text:p>
          </table:table-cell>
          <table:table-cell table:style-name="ACE-0x7fd2cc1e2510" office:value-type="string">
            <text:p>NameConvention</text:p>
          </table:table-cell>
          <table:table-cell table:style-name="ACE-0x7fd2cc1e2510" office:value-type="string">
            <text:p>TypeDropDown</text:p>
          </table:table-cell>
          <table:table-cell table:style-name="ACE-0x7fd2cc1e2510" office:value-type="string">
            <text:p>GroupDropDown</text:p>
          </table:table-cell>
          <table:table-cell table:style-name="ACE-0x7fd2cc1e2638" office:value-type="string">
            <text:p>CategoryDropDownValue</text:p>
          </table:table-cell>
          <table:table-cell table:number-columns-repeated="116" table:style-name="ACE-0x7fd2cc1845d0"/>
        </table:table-row>
        <table:table-row table:style-name="AROW-2">
          <table:table-cell table:style-name="ACE-0x7fd2cc1e2760" office:value-type="string">
            <text:p>gauravberry@sc.com</text:p>
          </table:table-cell>
          <table:table-cell table:style-name="ACE-0x7fd2cc1e2888" office:value-type="string">
            <text:p>123456</text:p>
          </table:table-cell>
          <table:table-cell table:style-name="ACE-0x7fd2cc1e29b0" office:value-type="string">
            <text:p>Lakme</text:p>
          </table:table-cell>
          <table:table-cell table:style-name="ACE-0x7fd2cc1e2ad8" office:value-type="string">
            <text:p>Keyword Type|Search Condition|Keyword|Re-direct (to URL)|MIDs Exempted|Substate|Section|Action</text:p>
          </table:table-cell>
          <table:table-cell table:style-name="ACE-0x7fd2cc1e2ad8" office:value-type="string">
            <text:p>offers.html?sef_rewrite=1|142879|Active</text:p>
          </table:table-cell>
          <table:table-cell table:style-name="ACE-0x7fd2cc1e2ad8" office:value-type="string">
            <text:p>Active|Disabled</text:p>
          </table:table-cell>
          <table:table-cell table:style-name="ACE-0x7fd2cc1e2ad8" office:value-type="string">
            <text:p>Name:|Type:|Group:</text:p>
          </table:table-cell>
          <table:table-cell table:style-name="ACE-0x7fd2cc1e2ad8" office:value-type="string">
            <text:p>The Name field is mandatory.|The Type field is mandatory.|The Group field is mandatory.</text:p>
          </table:table-cell>
          <table:table-cell table:style-name="ACE-0x7fd2cc1e2ad8" office:value-type="string">
            <text:p>Backend|Web</text:p>
          </table:table-cell>
          <table:table-cell table:style-name="ACE-0x7fd2cc1e2ad8" office:value-type="string">
            <text:p>Single|Multiple|Text|Number|Extended|Text|Text area|Number|Order Date</text:p>
          </table:table-cell>
          <table:table-cell table:style-name="ACE-0x7fd2cc1e2ad8" office:value-type="string">
            <text:p>Collections|Desktop Type</text:p>
          </table:table-cell>
          <table:table-cell table:style-name="ACE-0x7fd2cc1e2c00" office:value-type="string">
            <text:p>11115|17525|10159|10173|7068|</text:p>
          </table:table-cell>
          <table:table-cell table:number-columns-repeated="116" table:style-name="ACE-0x7fd2cc1845d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2cc1d91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2cc1b0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2cc167c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2cc1ae9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2cc1b6c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2cc1c2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2cc183020" style:display-name="TestCase" style:page-layout-name="pl-0x7fd2cc1d9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2cc183210" style:display-name="AQA1_TestData" style:page-layout-name="pl-0x7fd2cc1b0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2cc183400" style:display-name="AQA2_TestData" style:page-layout-name="pl-0x7fd2cc167c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2cc1835f0" style:display-name="AQA3_TestData" style:page-layout-name="pl-0x7fd2cc1ae9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2cc1837e0" style:display-name="AQA4_TestData" style:page-layout-name="pl-0x7fd2cc1b6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2cc1839d0" style:display-name="AQA5_TestData" style:page-layout-name="pl-0x7fd2cc1c2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5:1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